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95cm" fo:min-width="5.744cm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17cm" fo:min-width="1.78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18cm" fo:min-width="1.79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21cm" fo:min-width="2.23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12cm" fo:min-width="3.0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906cm" fo:min-width="11.352cm"/>
    </style:style>
    <style:style style:name="gr8" style:family="graphic" style:parent-style-name="standard">
      <style:graphic-properties svg:stroke-color="#000000" draw:fill-color="#ffffff" draw:opacity="100%" draw:opacity-name="Transparency_20_3" draw:textarea-horizontal-align="justify" draw:textarea-vertical-align="middle" draw:auto-grow-height="false" fo:min-height="1.211cm" fo:min-width="1.53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93cm" fo:min-width="2.484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943cm" fo:min-width="7.608cm" fo:padding-top="0.134cm" fo:padding-bottom="0.134cm" fo:padding-left="0.259cm" fo:padding-right="0.25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464cm" fo:min-width="2.167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943cm" fo:min-width="5.425cm" fo:padding-top="0.134cm" fo:padding-bottom="0.134cm" fo:padding-left="0.259cm" fo:padding-right="0.259cm"/>
    </style:style>
    <style:style style:name="gr13" style:family="graphic" style:parent-style-name="standard" style:list-style-name="L1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966cm" fo:min-width="7.356cm" fo:padding-top="0.134cm" fo:padding-bottom="0.134cm" fo:padding-left="0.259cm" fo:padding-right="0.25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25cm" fo:min-width="2.167cm"/>
    </style:style>
    <style:style style:name="gr15" style:family="graphic" style:parent-style-name="standard" style:list-style-name="L1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966cm" fo:min-width="7.102cm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2.547cm" fo:min-width="10.481cm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2.547cm" fo:min-width="10.547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3pt" style:font-size-complex="13pt"/>
    </style:style>
    <style:style style:name="P4" style:family="paragraph">
      <loext:graphic-properties draw:fill-color="#ffffff"/>
      <style:paragraph-properties fo:text-align="center"/>
      <style:text-properties fo:font-size="16.200000762939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fo:font-size="19.3999996185303pt"/>
    </style:style>
    <style:style style:name="P6" style:family="paragraph">
      <loext:graphic-properties draw:fill-color="#ffffff"/>
      <style:paragraph-properties fo:text-align="center"/>
      <style:text-properties fo:font-size="19.3999996185303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100%" draw:opacity-name="Transparency_20_3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9.3999996185303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651cm" svg:x="4.862cm" svg:y="33.618cm">
          <text:p text:style-name="P1">Flow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27cm" svg:height="1.367cm" draw:transform="skewX (-0.0307177948351002) rotate (-0.030194196059502) translate (2.773cm 30.098cm)">
          <text:p text:style-name="P1"><text:span text:style-name="T1">Object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44cm" svg:height="1.368cm" svg:x="6.482cm" svg:y="30.107cm">
          <text:p text:style-name="P1"><text:span text:style-name="T1">Classif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62cm" svg:height="1.231cm" svg:x="9.964cm" svg:y="30.244cm">
          <text:p text:style-name="P1"><text:span text:style-name="T1">Predefined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96cm" svg:height="2.462cm" svg:x="2.535cm" svg:y="25.896cm">
          <text:p text:style-name="P1"><text:span text:style-name="T2"/></text:p>
          <text:p text:style-name="P1"><text:span text:style-name="T2">Roadside </text:span></text:p>
          <text:p text:style-name="P1"><text:span text:style-name="T2">Drain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596cm" svg:height="2.462cm" svg:x="6.34cm" svg:y="25.878cm">
          <text:p text:style-name="P1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596cm" svg:height="2.462cm" svg:x="10.202cm" svg:y="25.849cm">
          <text:p text:style-name="P1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.274cm" svg:y1="30.136cm" svg:x2="4.274cm" svg:y2="28.358cm">
          <text:p/>
        </draw:line>
        <draw:line draw:style-name="gr6" draw:text-style-name="P7" draw:layer="layout" svg:x1="7.994cm" svg:y1="30.136cm" svg:x2="7.994cm" svg:y2="28.358cm">
          <text:p/>
        </draw:line>
        <draw:line draw:style-name="gr6" draw:text-style-name="P7" draw:layer="layout" svg:x1="11.933cm" svg:y1="30.273cm" svg:x2="11.933cm" svg:y2="28.358cm">
          <text:p/>
        </draw:line>
        <draw:custom-shape draw:style-name="gr7" draw:text-style-name="P7" draw:layer="layout" svg:width="11.852cm" svg:height="6.156cm" svg:x="2.268cm" svg:y="25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3" draw:id="id3" draw:layer="layout" svg:width="4.071cm" svg:height="2.921cm" svg:x="14.198cm" svg:y="32.959cm">
          <text:p text:style-name="P1"><text:span text:style-name="T2"><text:s/></text:span><text:span text:style-name="T2">CheckDep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7.977cm" svg:y1="33.583cm" svg:x2="7.977cm" svg:y2="31.805cm">
          <text:p/>
        </draw:line>
        <draw:custom-shape draw:style-name="gr9" draw:text-style-name="P9" xml:id="id1" draw:id="id1" draw:layer="layout" svg:width="5.967cm" svg:height="3.683cm" svg:x="28.272cm" svg:y="25.786cm">
          <text:p text:style-name="P1"><text:span text:style-name="T2"><text:s/></text:span><text:span text:style-name="T2">CheckIf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11.224cm" svg:y1="34.41cm" svg:x2="14.232cm" svg:y2="34.41cm">
          <text:p/>
        </draw:line>
        <draw:custom-shape draw:style-name="gr10" draw:text-style-name="P10" xml:id="id2" draw:id="id2" draw:layer="layout" svg:width="8.126cm" svg:height="1.211cm" svg:x="34.389cm" svg:y="18.429cm">
          <text:p text:style-name="P1"><text:span text:style-name="T5">DistributionChamberEl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27cm" svg:height="1.367cm" draw:transform="skewX (-0.0307177948351002) rotate (-0.030194196059502) translate (33.165cm 14.895cm)">
          <text:p text:style-name="P1"><text:span text:style-name="T1">Object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44cm" svg:height="1.368cm" svg:x="36.874cm" svg:y="14.904cm">
          <text:p text:style-name="P1"><text:span text:style-name="T1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62cm" svg:height="1.231cm" svg:x="40.356cm" svg:y="15.041cm">
          <text:p text:style-name="P1"><text:span text:style-name="T1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96cm" svg:height="2.462cm" svg:x="32.927cm" svg:y="10.693cm">
          <text:p text:style-name="P1"><text:span text:style-name="T2"/></text:p>
          <text:p text:style-name="P1"><text:span text:style-name="T4">Access</text:span></text:p>
          <text:p text:style-name="P1"><text:span text:style-name="T4"><text:s/></text:span><text:span text:style-name="T4">Shaft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96cm" svg:height="2.462cm" svg:x="36.732cm" svg:y="10.675cm">
          <text:p text:style-name="P1"><text:span text:style-name="T3">??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96cm" svg:height="2.462cm" svg:x="40.594cm" svg:y="10.646cm">
          <text:p text:style-name="P1"><text:span text:style-name="T4">??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4.666cm" svg:y1="14.933cm" svg:x2="34.666cm" svg:y2="13.155cm">
          <text:p/>
        </draw:line>
        <draw:line draw:style-name="gr6" draw:text-style-name="P7" draw:layer="layout" svg:x1="38.386cm" svg:y1="14.933cm" svg:x2="38.386cm" svg:y2="13.155cm">
          <text:p/>
        </draw:line>
        <draw:line draw:style-name="gr6" draw:text-style-name="P7" draw:layer="layout" svg:x1="42.325cm" svg:y1="15.07cm" svg:x2="42.325cm" svg:y2="13.155cm">
          <text:p/>
        </draw:line>
        <draw:custom-shape draw:style-name="gr7" draw:text-style-name="P7" draw:layer="layout" svg:width="11.852cm" svg:height="6.156cm" svg:x="32.66cm" svg:y="10.419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31.256cm" svg:y1="25.786cm" svg:x2="34.389cm" svg:y2="19.034cm" draw:start-shape="id1" draw:start-glue-point="4" draw:end-shape="id2" draw:end-glue-point="3" svg:d="M31256 25786v-6752h3133" svg:viewBox="0 0 3134 6753">
          <text:p/>
        </draw:connector>
        <draw:line draw:style-name="gr6" draw:text-style-name="P7" draw:layer="layout" svg:x1="38.515cm" svg:y1="18.429cm" svg:x2="38.515cm" svg:y2="16.651cm">
          <text:p/>
        </draw:line>
        <draw:custom-shape draw:style-name="gr11" draw:text-style-name="P9" xml:id="id7" draw:id="id7" draw:layer="layout" svg:width="5.333cm" svg:height="3.426cm" svg:x="45.408cm" svg:y="34.51cm">
          <text:p text:style-name="P1"><text:span text:style-name="T2"><text:s/></text:span></text:p>
          <text:p text:style-name="P1"><text:span text:style-name="T2"/></text:p>
          <text:p text:style-name="P1"><text:span text:style-name="T2">CheckInternal</text:span></text:p>
          <text:p text:style-name="P1"><text:span text:style-name="T2">Lenght&amp;Width</text:span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5.943cm" svg:height="1.211cm" svg:x="69.366cm" svg:y="11.804cm">
          <text:p text:style-name="P1"><text:span text:style-name="T5">S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27cm" svg:height="1.367cm" draw:transform="skewX (-0.0307177948351002) rotate (-0.030194196059502) translate (66.742cm 8.27cm)">
          <text:p text:style-name="P1"><text:span text:style-name="T1">Object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44cm" svg:height="1.368cm" svg:x="70.451cm" svg:y="8.279cm">
          <text:p text:style-name="P1"><text:span text:style-name="T1">Classif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62cm" svg:height="1.231cm" svg:x="74.033cm" svg:y="8.416cm">
          <text:p text:style-name="P1"><text:span text:style-name="T1">Predefined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96cm" svg:height="2.462cm" svg:x="66.504cm" svg:y="4.068cm">
          <text:p text:style-name="P1"><text:span text:style-name="T2"/></text:p>
          <text:p text:style-name="P1"><text:span text:style-name="T5">Intermediate</text:span></text:p>
          <text:p text:style-name="P1"><text:span text:style-name="T5">Platform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596cm" svg:height="2.462cm" svg:x="70.309cm" svg:y="4.05cm">
          <text:p text:style-name="P1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596cm" svg:height="2.462cm" svg:x="74.171cm" svg:y="4.021cm">
          <text:p text:style-name="P1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68.243cm" svg:y1="8.308cm" svg:x2="68.243cm" svg:y2="6.53cm">
          <text:p/>
        </draw:line>
        <draw:line draw:style-name="gr6" draw:text-style-name="P7" draw:layer="layout" svg:x1="71.963cm" svg:y1="8.308cm" svg:x2="71.963cm" svg:y2="6.53cm">
          <text:p/>
        </draw:line>
        <draw:line draw:style-name="gr6" draw:text-style-name="P7" draw:layer="layout" svg:x1="75.902cm" svg:y1="8.445cm" svg:x2="75.902cm" svg:y2="6.53cm">
          <text:p/>
        </draw:line>
        <draw:custom-shape draw:style-name="gr7" draw:text-style-name="P7" draw:layer="layout" svg:width="11.852cm" svg:height="6.156cm" svg:x="66.337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72.192cm" svg:y1="11.804cm" svg:x2="72.192cm" svg:y2="10.026cm">
          <text:p/>
        </draw:line>
        <draw:connector draw:style-name="gr6" draw:text-style-name="P7" draw:layer="layout" svg:x1="16.234cm" svg:y1="32.959cm" svg:x2="17.383cm" svg:y2="27.602cm" draw:start-shape="id3" draw:start-glue-point="4" draw:end-shape="id4" draw:end-glue-point="3" svg:d="M16234 32959v-5357h1149" svg:viewBox="0 0 1150 5358">
          <text:p/>
        </draw:connector>
        <draw:custom-shape draw:style-name="gr13" draw:text-style-name="P12" xml:id="id4" draw:id="id4" draw:layer="layout" svg:width="7.874cm" svg:height="2.234cm" svg:x="17.383cm" svg:y="26.485cm">
          <text:p text:style-name="P11">Roadside Drain’s </text:p>
          <text:p text:style-name="P11">Depth &gt; 3000mm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5.265cm" svg:y1="27.64cm" svg:x2="28.237cm" svg:y2="27.64cm">
          <text:p/>
        </draw:line>
        <draw:custom-shape draw:style-name="gr14" draw:text-style-name="P9" xml:id="id5" draw:id="id5" draw:layer="layout" svg:width="5.333cm" svg:height="2.949cm" svg:x="45.099cm" svg:y="17.561cm">
          <text:p text:style-name="P1"><text:span text:style-name="T2"><text:s/></text:span></text:p>
          <text:p text:style-name="P1"><text:span text:style-name="T2"/></text:p>
          <text:p text:style-name="P1"><text:span text:style-name="T2">CheckDepth</text:span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42.529cm" svg:y1="19.034cm" svg:x2="45.22cm" svg:y2="19.033cm">
          <text:p/>
        </draw:line>
        <draw:custom-shape draw:style-name="gr15" draw:text-style-name="P12" xml:id="id6" draw:id="id6" draw:layer="layout" svg:width="7.62cm" svg:height="2.234cm" svg:x="49.006cm" svg:y="11.296cm">
          <text:p text:style-name="P11">Access Shaft’s </text:p>
          <text:p text:style-name="P11">Depth &gt; 4000mm 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65.792cm" svg:y1="12.441cm" svg:x2="69.348cm" svg:y2="12.441cm">
          <text:p/>
        </draw:line>
        <draw:custom-shape draw:style-name="gr9" draw:text-style-name="P9" draw:layer="layout" svg:width="5.967cm" svg:height="3.683cm" svg:x="59.795cm" svg:y="10.601cm">
          <text:p text:style-name="P1"><text:span text:style-name="T2"><text:s/></text:span><text:span text:style-name="T2">CheckIf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svg:x1="47.766cm" svg:y1="17.561cm" svg:x2="49.006cm" svg:y2="12.413cm" draw:start-shape="id5" draw:start-glue-point="4" draw:end-shape="id6" draw:end-glue-point="3" svg:d="M47766 17561v-5148h1240" svg:viewBox="0 0 1241 5149">
          <text:p/>
        </draw:connector>
        <draw:line draw:style-name="gr6" draw:text-style-name="P7" draw:layer="layout" svg:x1="56.626cm" svg:y1="12.43cm" svg:x2="59.75cm" svg:y2="12.43cm">
          <text:p/>
        </draw:line>
        <draw:connector draw:style-name="gr6" draw:text-style-name="P7" draw:layer="layout" svg:x1="38.452cm" svg:y1="19.64cm" svg:x2="45.408cm" svg:y2="36.223cm" draw:start-shape="id2" draw:start-glue-point="2" draw:end-shape="id7" draw:end-glue-point="5" svg:d="M38452 19640v16583h6956" svg:viewBox="0 0 6957 16584">
          <text:p/>
        </draw:connector>
        <draw:connector draw:style-name="gr6" draw:text-style-name="P7" draw:layer="layout" svg:x1="48.075cm" svg:y1="34.51cm" svg:x2="51.68cm" svg:y2="32.866cm" draw:start-shape="id7" draw:start-glue-point="4" draw:end-shape="id8" draw:end-glue-point="3" svg:d="M48075 34510v-1644h3605" svg:viewBox="0 0 3606 1645">
          <text:p/>
        </draw:connector>
        <draw:custom-shape draw:style-name="gr16" draw:text-style-name="P2" xml:id="id8" draw:id="id8" draw:layer="layout" svg:width="10.999cm" svg:height="2.815cm" svg:x="51.68cm" svg:y="31.459cm">
          <text:p text:style-name="P1">Access Shaft’s </text:p>
          <text:p text:style-name="P1">Width &amp; length == 2000mmx1500 mm</text:p>
          <draw:enhanced-geometry svg:viewBox="0 0 21600 21600" draw:type="rectangle" draw:enhanced-path="M 0 0 L 21600 0 21600 21600 0 21600 0 0 Z N"/>
        </draw:custom-shape>
        <draw:custom-shape draw:style-name="gr17" draw:text-style-name="P2" xml:id="id9" draw:id="id9" draw:layer="layout" svg:width="11.065cm" svg:height="2.815cm" svg:x="51.657cm" svg:y="39.179cm">
          <text:p text:style-name="P1">Access Shaft’s </text:p>
          <text:p text:style-name="P1">Width &amp; length != 2000mmx1500 mm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48.075cm" svg:y1="37.936cm" svg:x2="51.657cm" svg:y2="40.586cm" draw:start-shape="id7" draw:start-glue-point="6" draw:end-shape="id9" draw:end-glue-point="3" svg:d="M48075 37936v2650h3582" svg:viewBox="0 0 3583 2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3:20:53.823000000</meta:creation-date>
    <dc:date>2019-01-31T14:51:13.631000000</dc:date>
    <meta:editing-duration>PT3H35M56S</meta:editing-duration>
    <meta:editing-cycles>10</meta:editing-cycles>
    <meta:generator>LibreOffice/6.1.2.1$Windows_X86_64 LibreOffice_project/65905a128db06ba48db947242809d14d3f9a93fe</meta:generator>
    <meta:document-statistic meta:object-count="56"/>
  </office:meta>
</office:document-meta>
</file>